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02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1984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8161in"/>
    </style:style>
    <style:style style:name="co11" style:family="table-column">
      <style:table-column-properties fo:break-before="auto" style:column-width="0.4827in"/>
    </style:style>
    <style:style style:name="co12" style:family="table-column">
      <style:table-column-properties fo:break-before="auto" style:column-width="3.1807in"/>
    </style:style>
    <style:style style:name="co13" style:family="table-column">
      <style:table-column-properties fo:break-before="auto" style:column-width="4.1752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# CI-Parameter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9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ydraulikschema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rachvariant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4300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Ferienzeitraum 1 Start</text:p>
          </table:table-cell>
          <table:table-cell office:value-type="string">
            <text:p>Prüfen → d1b: st1,sm1,sj1,st2,sm2,sj2,et1,em1,ej1,et2,em2,ej2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2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-Solltemperatur Feri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_pin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C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???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Passwort Konfiguration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5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2-Soll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2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2-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4D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min</text:p>
          </table:table-cell>
          <table:table-cell office:value-type="string">
            <text:p>Heizzeit max. bei WW-Anforder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4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min</text:p>
          </table:table-cell>
          <table:table-cell office:value-type="string">
            <text:p>WW-Zeit max. bei Heizanforder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F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Temperaturüberhöhung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D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min</text:p>
          </table:table-cell>
          <table:table-cell office:value-type="string">
            <text:p>Vorabschaltzeit</text:p>
          </table:table-cell>
          <table:table-cell office:value-type="string">
            <text:p>FIXME:telegram/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E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h</text:p>
          </table:table-cell>
          <table:table-cell office:value-type="string">
            <text:p>Frostschutz-Verzöger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Temperaturfehlererkenn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5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Pufferspeicher vorhand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6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Mitternacht Übertragswert Energieertr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7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aktueller Betriebsstatus</text:p>
          </table:table-cell>
          <table:table-cell/>
        </table:table-row>
        <table:table-row table:style-name="ro1">
          <table:table-cell office:value-type="string">
            <text:p># CI-Parameter - Energie Ertrag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Janua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Januar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0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Februa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0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Februar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1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März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1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März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1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April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1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April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2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Mai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2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Mai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2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Juni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2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Juni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3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Juli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3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Juli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3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Augus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3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August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4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Septembe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4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September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4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Oktobe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4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Oktober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5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Novembe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5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November Vorjah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5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Dezembe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58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 Dezember Vorjahr</text:p>
          </table:table-cell>
          <table:table-cell/>
        </table:table-row>
        <table:table-row table:style-name="ro1">
          <table:table-cell office:value-type="string">
            <text:p># AMU Waermepumpe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900</text:p>
          </table:table-cell>
          <table:table-cell office:value-type="float" office:value="3">
            <text:p>3</text:p>
          </table:table-cell>
          <table:table-cell office:value-type="string">
            <text:p>1,2,3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d.m.y</text:p>
          </table:table-cell>
          <table:table-cell office:value-type="string">
            <text:p>Datum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A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Mo=0</text:p>
          </table:table-cell>
          <table:table-cell office:value-type="string">
            <text:p>Wochent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800</text:p>
          </table:table-cell>
          <table:table-cell office:value-type="float" office:value="3">
            <text:p>3</text:p>
          </table:table-cell>
          <table:table-cell office:value-type="string">
            <text:p>1,2,3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s.m.h</text:p>
          </table:table-cell>
          <table:table-cell office:value-type="string">
            <text:p>Zeit</text:p>
          </table:table-cell>
          <table:table-cell office:value-type="string">
            <text:p>FIY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D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Waermepumpen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501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office:value-type="string">
            <text:p>Kompressorsperrzeit</text:p>
          </table:table-cell>
          <table:table-cell office:value-type="string">
            <text:p>FIY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Zusatzheizung vorhand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65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Zusatzheizung - Bivalenzpunk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E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Zusatzheizung – Hysteres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E0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min</text:p>
          </table:table-cell>
          <table:table-cell office:value-type="string">
            <text:p>Zusatzheizung – Verzögerung Hysterese 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F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°min</text:p>
          </table:table-cell>
          <table:table-cell office:value-type="string">
            <text:p>Zusatzheizung – EnergieIntegral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6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Zusatzheizung – Hei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6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Zusatzheizung – WarmWasser</text:p>
          </table:table-cell>
          <table:table-cell/>
        </table:table-row>
        <table:table-row table:style-name="ro1">
          <table:table-cell office:value-type="string">
            <text:p># <text:s text:c="8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D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ompressor – Hysteres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C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°min</text:p>
          </table:table-cell>
          <table:table-cell office:value-type="string">
            <text:p>Kompressor <text:s/>- EnergieIntegral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ompressor – Starts pro Stund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3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ompressor <text:s/>- max. Rücklauftemperatur</text:p>
          </table:table-cell>
          <table:table-cell/>
        </table:table-row>
        <table:table-row table:style-name="ro1">
          <table:table-cell office:value-type="string">
            <text:p># <text:s text:c="5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6E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Quelle – zul. Sprei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A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Quelle – Einfrierschutz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office:value-type="string">
            <text:p>Quelle – Vorlaufzeit Quellenpumpe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# <text:s text:c="3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9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min</text:p>
          </table:table-cell>
          <table:table-cell office:value-type="string">
            <text:p>Ausschaltzeit interne Heizkreispumpe (Minuten)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ss</text:p>
          </table:table-cell>
          <table:table-cell office:value-type="string">
            <text:p>Interne Heizkreispumpe Vorlaufzeit (Sekunden)</text:p>
          </table:table-cell>
          <table:table-cell/>
        </table:table-row>
        <table:table-row table:style-name="ro1">
          <table:table-cell office:value-type="string">
            <text:p># <text:s text:c="5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B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h</text:p>
          </table:table-cell>
          <table:table-cell office:value-type="string">
            <text:p>Kompressorlaufzeit Hei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C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h</text:p>
          </table:table-cell>
          <table:table-cell office:value-type="string">
            <text:p>Kompressorlaufzeit WW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A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h</text:p>
          </table:table-cell>
          <table:table-cell office:value-type="string">
            <text:p>Kompressorlaufzeit gesam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A9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-</text:p>
          </table:table-cell>
          <table:table-cell office:value-type="string">
            <text:p>Kompressorstart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A1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h</text:p>
          </table:table-cell>
          <table:table-cell office:value-type="string">
            <text:p>Zusatzheizung gesam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A2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h</text:p>
          </table:table-cell>
          <table:table-cell office:value-type="string">
            <text:p>Zusatzheizung Heiz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A3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h</text:p>
          </table:table-cell>
          <table:table-cell office:value-type="string">
            <text:p>Zusatzheizung WW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3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-</text:p>
          </table:table-cell>
          <table:table-cell office:value-type="string">
            <text:p>Zusatzheizung Starts</text:p>
          </table:table-cell>
          <table:table-cell/>
        </table:table-row>
        <table:table-row table:style-name="ro1">
          <table:table-cell office:value-type="string">
            <text:p># <text:s text:c="7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4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ühlungsvorlaufsollwe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D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h</text:p>
          </table:table-cell>
          <table:table-cell office:value-type="string">
            <text:p>Solepumpenlaufzeit Kühlbetrieb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# <text:s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6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ervicezei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Entlüftung</text:p>
          </table:table-cell>
          <table:table-cell/>
        </table:table-row>
        <table:table-row table:style-name="ro1">
          <table:table-cell office:value-type="string">
            <text:p># <text:s text:c="5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7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???</text:p>
          </table:table-cell>
          <table:table-cell table:number-columns-repeated="2" office:value-type="string">
            <text:p>-</text:p>
          </table:table-cell>
          <table:table-cell office:value-type="string">
            <text:p>Code 1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8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???</text:p>
          </table:table-cell>
          <table:table-cell table:number-columns-repeated="2" office:value-type="string">
            <text:p>-</text:p>
          </table:table-cell>
          <table:table-cell office:value-type="string">
            <text:p>Code 2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Codes übernehmen</text:p>
          </table:table-cell>
          <table:table-cell/>
        </table:table-row>
        <table:table-row table:style-name="ro1">
          <table:table-cell office:value-type="string">
            <text:p># <text:s text:c="5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8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ocheffizenzpumpen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A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ocheffizienzpumpengeschw. %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AE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Pumpensollwert in% beim Heizen</text:p>
          </table:table-cell>
          <table:table-cell/>
        </table:table-row>
        <table:table-row table:style-name="ro1">
          <table:table-cell office:value-type="string">
            <text:p># <text:s text:c="5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E3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Bivalenzmodus</text:p>
          </table:table-cell>
          <table:table-cell/>
        </table:table-row>
        <table:table-row table:style-name="ro1">
          <table:table-cell office:value-type="string">
            <text:p># Messwerte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C00</text:p>
          </table:table-cell>
          <table:table-cell office:value-type="float" office:value="4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kWh</text:p>
          </table:table-cell>
          <table:table-cell office:value-type="string">
            <text:p>Energieertr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F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Quellen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F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Quellentemperatur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8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Austritts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8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Austrittstemperatur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6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0.256">
            <text:p>0.256</text:p>
          </table:table-cell>
          <table:table-cell office:value-type="string">
            <text:p>bar</text:p>
          </table:table-cell>
          <table:table-cell office:value-type="string">
            <text:p>Druck Wärmequell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9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Quellenpumpe I/O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oledruckschalter</text:p>
          </table:table-cell>
          <table:table-cell/>
        </table:table-row>
        <table:table-row table:style-name="ro1">
          <table:table-cell office:value-type="string">
            <text:p># 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4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0.256">
            <text:p>0.256</text:p>
          </table:table-cell>
          <table:table-cell office:value-type="string">
            <text:p>bar</text:p>
          </table:table-cell>
          <table:table-cell office:value-type="string">
            <text:p>Hochdruck Kältekrei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4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ochdruck Kältekreis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5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0.256">
            <text:p>0.256</text:p>
          </table:table-cell>
          <table:table-cell office:value-type="string">
            <text:p>bar</text:p>
          </table:table-cell>
          <table:table-cell office:value-type="string">
            <text:p>Niederdruck Kältekrei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5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Niederdruck Kältekreis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D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Überhit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E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Unterkühl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0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256">
            <text:p>256.000</text:p>
          </table:table-cell>
          <table:table-cell office:value-type="string">
            <text:p>min</text:p>
          </table:table-cell>
          <table:table-cell office:value-type="string">
            <text:p>Energieintegral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2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ompressortemperatur Ein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2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ompressortemperatur Eintritt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404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ompressortemperatur Aus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4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ompressortemperatur Austritt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D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TEV-Ein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D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TEV-Eintritt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Prestostat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D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kompresseor I/O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5F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Zusatzheizung I/O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9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Vorlauftemperatur T6 (intern)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9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Vorlauftemperatur T6 (intern)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A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Rücklauftemperatur T5 (intern)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A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Rücklauftemperatur T5 (intern)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2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0.256">
            <text:p>0.256</text:p>
          </table:table-cell>
          <table:table-cell office:value-type="string">
            <text:p>bar</text:p>
          </table:table-cell>
          <table:table-cell office:value-type="string">
            <text:p>Heizanlagendruck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2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anlagendruck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7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Heizkreispumpe I/O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1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Vorlauftemperatur VF1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Vorlauftemperatur VF1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7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Rücklauftemperatur RF1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7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Rücklauftemperatur RF1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3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Vorlauftemperatur VF2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3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Vorlauftemperatur VF2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E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???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Mischerstatus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Pumpenstatus</text:p>
          </table:table-cell>
          <table:table-cell/>
        </table:table-row>
        <table:table-row table:style-name="ro1">
          <table:table-cell office:value-type="string">
            <text:p># <text:s text:c="6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0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Speicher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0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ichertemperatur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Zirkulationspumpe I/O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Umschaltventil Heizen/WW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1x ZP-Eingang</text:p>
          </table:table-cell>
          <table:table-cell/>
        </table:table-row>
        <table:table-row table:style-name="ro1">
          <table:table-cell office:value-type="string">
            <text:p># <text:s text:c="4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interrup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1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romunterbrechung 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Phasen 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57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Drehfeldstat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F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Anlaufstrombegrenzer</text:p>
          </table:table-cell>
          <table:table-cell/>
        </table:table-row>
        <table:table-row table:style-name="ro1">
          <table:table-cell office:value-type="string">
            <text:p># <text:s text:c="5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mw</text:p>
          </table:table-cell>
          <table:table-cell office:value-type="string">
            <text:p>at_temp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600</text:p>
          </table:table-cell>
          <table:table-cell office:value-type="float" office:value="3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Aussentemper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mw</text:p>
          </table:table-cell>
          <table:table-cell office:value-type="string">
            <text:p>at_sta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06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Aussentempertur Fühler Status</text:p>
          </table:table-cell>
          <table:table-cell/>
        </table:table-row>
        <table:table-row table:style-name="ro1">
          <table:table-cell office:value-type="string">
            <text:p># Kalibrierung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3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– Aussen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D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- Quelle Ein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9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- Quelle Aus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4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– WW-Speiche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A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– Vorlauf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B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– Rücklauf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5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- Vorlauf VF2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6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- Kompressor Ein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7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- Kompressor Austrit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4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– Puffer RL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301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alibrierung – Puffer VL</text:p>
          </table:table-cell>
          <table:table-cell/>
        </table:table-row>
        <table:table-row table:style-name="ro1">
          <table:table-cell office:value-type="string">
            <text:p>#WW-Kreis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WW – Betriebsmodus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rget_temp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2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WW – Soll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3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WW – Min. 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4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WW – Legionellenschutz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Mo=0</text:p>
          </table:table-cell>
          <table:table-cell office:value-type="string">
            <text:p>WW – Legionellenschutz Wochent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6700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float" office:value="1">
            <text:p>1.000</text:p>
          </table:table-cell>
          <table:table-cell office:value-type="string">
            <text:p>hh24</text:p>
          </table:table-cell>
          <table:table-cell office:value-type="string">
            <text:p>WW – Legionellenschutz Startzei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1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WW – Pumpe layered tank (Schichtenspeicher) 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2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WW – Pumpe coiled tank (Spirale) 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D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WW – Speicher = coiled</text:p>
          </table:table-cell>
          <table:table-cell/>
        </table:table-row>
        <table:table-row table:style-name="ro1">
          <table:table-cell office:value-type="string">
            <text:p># Heizkreis 2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kreis - Betriebsa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kreis - Kreis Typ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5">
            <text:p>0.500</text:p>
          </table:table-cell>
          <table:table-cell office:value-type="string">
            <text:p>°C</text:p>
          </table:table-cell>
          <table:table-cell office:value-type="string">
            <text:p>Heizkreis – Raumsoll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5">
            <text:p>0.500</text:p>
          </table:table-cell>
          <table:table-cell office:value-type="string">
            <text:p>°C</text:p>
          </table:table-cell>
          <table:table-cell office:value-type="string">
            <text:p>Heizkreis – Absenk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01">
            <text:p>0.010</text:p>
          </table:table-cell>
          <table:table-cell office:value-type="string">
            <text:p>-</text:p>
          </table:table-cell>
          <table:table-cell office:value-type="string">
            <text:p>Heizkreis – Heizkurv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– Aussentemperatur Abschaltgrenz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- minimale 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- maximale 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h</text:p>
          </table:table-cell>
          <table:table-cell office:value-type="string">
            <text:p>Heizkreis - max. Voraufheizung in Stund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dd</text:p>
          </table:table-cell>
          <table:table-cell office:value-type="string">
            <text:p>Heizkreis Estrichtrocknung T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Fußbodenschutz</text:p>
          </table:table-cell>
          <table:table-cell/>
        </table:table-row>
        <table:table-row table:style-name="ro1">
          <table:table-cell office:value-type="string">
            <text:p># <text:s text:c="6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betrieb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6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betrieb supported/ für freigegeb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801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Außentemperatur mittel 24h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ühlung Offset AT-Abschaltgrenz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rrzeit Kuehlung &gt; Hei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rrzeit Heizung &gt; Kühl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min Diff VL / 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en im Ferienbetrieb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701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office:value-type="string">
            <text:p>???</text:p>
          </table:table-cell>
          <table:table-cell table:number-columns-repeated="2" office:value-type="string">
            <text:p>-</text:p>
          </table:table-cell>
          <table:table-cell office:value-type="string">
            <text:p>Statusbit Kühlfunktion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3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K spezifische Kühlanforderung?</text:p>
          </table:table-cell>
          <table:table-cell/>
        </table:table-row>
        <table:table-row table:style-name="ro1">
          <table:table-cell office:value-type="string">
            <text:p># <text:s text:c="8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9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Heizkreispump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A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akt. PWM-Wert Heizkreizpump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F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bei Pufferlad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0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Standardwe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E1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in Pausen</text:p>
          </table:table-cell>
          <table:table-cell/>
        </table:table-row>
        <table:table-row table:style-name="ro1">
          <table:table-cell office:value-type="string">
            <text:p># Heizkreis 4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kreis - Betriebsa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kreis - Kreis Typ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5">
            <text:p>0.500</text:p>
          </table:table-cell>
          <table:table-cell office:value-type="string">
            <text:p>°C</text:p>
          </table:table-cell>
          <table:table-cell office:value-type="string">
            <text:p>Heizkreis – Raumsoll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5">
            <text:p>0.500</text:p>
          </table:table-cell>
          <table:table-cell office:value-type="string">
            <text:p>°C</text:p>
          </table:table-cell>
          <table:table-cell office:value-type="string">
            <text:p>Heizkreis – Absenk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01">
            <text:p>0.010</text:p>
          </table:table-cell>
          <table:table-cell office:value-type="string">
            <text:p>-</text:p>
          </table:table-cell>
          <table:table-cell office:value-type="string">
            <text:p>Heizkreis – Heizkurv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– Aussentemperatur Abschaltgrenz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- minimale 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- maximale 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h</text:p>
          </table:table-cell>
          <table:table-cell office:value-type="string">
            <text:p>Heizkreis - max. Voraufheizung in Stund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dd</text:p>
          </table:table-cell>
          <table:table-cell office:value-type="string">
            <text:p>Heizkreis Estrichtrocknung T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Fußbodenschutz</text:p>
          </table:table-cell>
          <table:table-cell/>
        </table:table-row>
        <table:table-row table:style-name="ro1">
          <table:table-cell office:value-type="string">
            <text:p># <text:s text:c="7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betrieb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6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betrieb supported/ für freigegeb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801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Außentemperatur mittel 24h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ühlung Offset AT-Abschaltgrenz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rrzeit Kuehlung &gt; Hei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rrzeit Heizung &gt; Kühl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min Diff VL / 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en im Ferienbetrieb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701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office:value-type="string">
            <text:p>???</text:p>
          </table:table-cell>
          <table:table-cell table:number-columns-repeated="2" office:value-type="string">
            <text:p>-</text:p>
          </table:table-cell>
          <table:table-cell office:value-type="string">
            <text:p>Statusbit Kühlfunktion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3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K spezifische Kühlanforderung?</text:p>
          </table:table-cell>
          <table:table-cell/>
        </table:table-row>
        <table:table-row table:style-name="ro1">
          <table:table-cell office:value-type="string">
            <text:p># <text:s text:c="9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9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Heizkreispump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A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akt. PWM-Wert Heizkreizpump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F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bei Pufferlad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0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Standardwe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E1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in Pausen</text:p>
          </table:table-cell>
          <table:table-cell/>
        </table:table-row>
        <table:table-row table:style-name="ro1">
          <table:table-cell office:value-type="string">
            <text:p># Heizkreis 5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2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kreis - Betriebsa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eizkreis - Kreis Typ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5">
            <text:p>0.500</text:p>
          </table:table-cell>
          <table:table-cell office:value-type="string">
            <text:p>°C</text:p>
          </table:table-cell>
          <table:table-cell office:value-type="string">
            <text:p>Heizkreis – Raumsoll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5">
            <text:p>0.500</text:p>
          </table:table-cell>
          <table:table-cell office:value-type="string">
            <text:p>°C</text:p>
          </table:table-cell>
          <table:table-cell office:value-type="string">
            <text:p>Heizkreis – Absenk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0.01">
            <text:p>0.010</text:p>
          </table:table-cell>
          <table:table-cell office:value-type="string">
            <text:p>-</text:p>
          </table:table-cell>
          <table:table-cell office:value-type="string">
            <text:p>Heizkreis – Heizkurv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– Aussentemperatur Abschaltgrenz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- minimale 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Heizkreis - maximale Vorlauftemperatur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h</text:p>
          </table:table-cell>
          <table:table-cell office:value-type="string">
            <text:p>Heizkreis - max. Voraufheizung in Stund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3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dd</text:p>
          </table:table-cell>
          <table:table-cell office:value-type="string">
            <text:p>Heizkreis Estrichtrocknung Ta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7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Fußbodenschutz</text:p>
          </table:table-cell>
          <table:table-cell/>
        </table:table-row>
        <table:table-row table:style-name="ro1">
          <table:table-cell office:value-type="string">
            <text:p># <text:s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betrieb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6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betrieb supported/ für freigegeben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801</text:p>
          </table:table-cell>
          <table:table-cell office:value-type="float" office:value="2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Außentemperatur mittel 24h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Kühlung Offset AT-Abschaltgrenz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4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rrzeit Kuehlung &gt; Heiz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perrzeit Heizung &gt; Kühl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.000</text:p>
          </table:table-cell>
          <table:table-cell office:value-type="string">
            <text:p>°C</text:p>
          </table:table-cell>
          <table:table-cell office:value-type="string">
            <text:p>min Diff VL / 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Kühlen im Ferienbetrieb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9701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office:value-type="string">
            <text:p>???</text:p>
          </table:table-cell>
          <table:table-cell table:number-columns-repeated="2" office:value-type="string">
            <text:p>-</text:p>
          </table:table-cell>
          <table:table-cell office:value-type="string">
            <text:p>Statusbit Kühlfunktion</text:p>
          </table:table-cell>
          <table:table-cell office:value-type="string">
            <text:p>FIXME:datatyp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83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HK spezifische Kühlanforderung?</text:p>
          </table:table-cell>
          <table:table-cell/>
        </table:table-row>
        <table:table-row table:style-name="ro1">
          <table:table-cell office:value-type="string">
            <text:p># <text:s text:c="4"/></text:p>
          </table:table-cell>
          <table:table-cell table:number-columns-repeated="14"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9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t</text:p>
          </table:table-cell>
          <table:table-cell office:value-type="float" office:value="1">
            <text:p>1.000</text:p>
          </table:table-cell>
          <table:table-cell office:value-type="string">
            <text:p>-</text:p>
          </table:table-cell>
          <table:table-cell office:value-type="string">
            <text:p>Status Heizkreispump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A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akt. PWM-Wert Heizkreizpumpe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BF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bei Pufferladung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C0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Standardwer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B509</text:p>
          </table:table-cell>
          <table:table-cell office:value-type="float" office:value="3">
            <text:p>3</text:p>
          </table:table-cell>
          <table:table-cell office:value-type="string">
            <text:p>0DE1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.000</text:p>
          </table:table-cell>
          <table:table-cell office:value-type="string">
            <text:p>%</text:p>
          </table:table-cell>
          <table:table-cell office:value-type="string">
            <text:p>Heizkreispumpe in Pausen</text:p>
          </table:table-cell>
          <table:table-cell/>
        </table:table-row>
        <table:table-row table:style-name="ro1" table:number-rows-repeated="65279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2/07/2013</text:date>, <text:time>13:2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07T13:27:29.74</dc:date>
    <dc:creator>Mirko Hirsch</dc:creator>
    <meta:generator>OpenOffice.org/3.2$Win32 OpenOffice.org_project/320m12$Build-9483</meta:generator>
    <meta:editing-duration>PT00H23M11S</meta:editing-duration>
    <meta:editing-cycles>5</meta:editing-cycles>
    <meta:document-statistic meta:table-count="1" meta:cell-count="3235" meta:object-count="0"/>
  </office:meta>
</office:document-meta>
</file>